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officeooo:rsid="0018ef4b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4" style:family="text">
      <style:text-properties officeooo:rsid="0015d14b"/>
    </style:style>
    <style:style style:name="T5" style:family="text">
      <style:text-properties officeooo:rsid="0016bee1"/>
    </style:style>
    <style:style style:name="T6" style:family="text">
      <style:text-properties officeooo:rsid="001731cd"/>
    </style:style>
    <style:style style:name="T7" style:family="text">
      <style:text-properties officeooo:rsid="0018e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---</text:p>
      <text:p text:style-name="P4">title: "Moby-Dick or The Whale orSomePostOnTheNetAboutAWhale"</text:p>
      <text:p text:style-name="P4">layout: post</text:p>
      <text:p text:style-name="P4">---</text:p>
      <text:p text:style-name="P4"><text:tab/><text:tab/><text:tab/>Ye two are the opposite poles of one thing; Starbuck is Stubb reversed, and Stubb is Starbuck;</text:p>
      <text:p text:style-name="P4"><text:tab/><text:tab/><text:tab/><text:tab/>and ye two are all mankind; and Ahab stands alone among the millions of the</text:p>
      <text:p text:style-name="P4"><text:tab/><text:tab/><text:tab/>peopled earth, nor gods nor men his neighbors!</text:p>
      <text:p text:style-name="P1"><text:span text:style-name="T1"/></text:p>
      <text:p text:style-name="P4"><text:span text:style-name="T4">That</text:span> line:</text:p>
      <text:p text:style-name="P4"><text:tab/>Starbuck is Stubb reversed, and Stubb is Starbuck</text:p>
      <text:p text:style-name="P4"/>
      <text:p text:style-name="P4">It sticks to me like butter.</text:p>
      <text:p text:style-name="P1"><text:span text:style-name="T1"/></text:p>
      <text:p text:style-name="P4">Now I call on Allah: can You forgive him? Can You forgive Ahab? Can You forgive Diddy? He beat a woman. He beat a woman. <text:span text:style-name="T5">Repeat.</text:span> Allah can Diddy be forgiven?</text:p>
      <text:p text:style-name="P4">Ahab <text:span text:style-name="T6">(Arab) </text:span>stands alone among the millions. Ahab. Stands.</text:p>
      <text:p text:style-name="P1"><text:span text:style-name="T1"/></text:p>
      <text:p text:style-name="P4">[o]n an ivory stubb and Pip is <text:span text:style-name="T7">`</text:span>pip install<text:span text:style-name="T7">`</text:span> nowadays but Pip,</text:p>
      <text:p text:style-name="P1"><text:span text:style-name="T2">p</text:span><text:span text:style-name="T1">oor Pip:</text:span></text:p>
      <text:p text:style-name="P1"><text:span text:style-name="T1"/></text:p>
      <text:p text:style-name="P1"><text:span text:style-name="T1"><text:tab/>"Oh! spite of million villains, this makes me a bigot in the fadeless fidelity of man!</text:span><text:span text:style-name="T3">for we are all somehow dreadfully cracked about the head, and sadly need mending.</text:span></text:p>
      <text:p text:style-name="P1"><text:span text:style-name="T3"/></text:p>
      <text:p text:style-name="P5">'no suicides permitted here, and no smoking in the parlor;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1-03T13:30:22.868227397</dc:date>
    <meta:editing-duration>PT2M32S</meta:editing-duration>
    <meta:editing-cycles>6</meta:editing-cycles>
    <meta:document-statistic meta:table-count="0" meta:image-count="0" meta:object-count="0" meta:page-count="1" meta:paragraph-count="16" meta:word-count="159" meta:character-count="906" meta:non-whitespace-character-count="750"/>
  </office:meta>
</office:document-meta>
</file>